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/>
          <table:table-cell table:style-name="ce20" office:value-type="string" calcext:value-type="string">
            <text:p>stop_attack_and_mov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/>
          <table:table-cell table:style-name="ce20" office:value-type="string" calcext:value-type="string">
            <text:p>stop_attack_and_mov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/>
          <table:table-cell table:style-name="ce20" office:value-type="string" calcext:value-type="string">
            <text:p>stop_attack_and_mov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4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22:21:58.544439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2T22:23:48.639396416</dc:date>
    <meta:editing-duration>P3DT7H37M14S</meta:editing-duration>
    <meta:editing-cycles>2727</meta:editing-cycles>
    <dc:creator>Ilya Shpigor</dc:creator>
    <meta:document-statistic meta:table-count="5" meta:cell-count="473" meta:object-count="0"/>
  </office:meta>
</office:document-meta>
</file>